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tarSymbol" svg:font-family="StarSymbol"/>
  </office:font-face-decls>
  <office:automatic-styles>
    <style:style style:name="P1" style:family="paragraph" style:parent-style-name="Title">
      <style:text-properties fo:font-size="18pt" style:font-size-asian="18pt" style:font-size-complex="18pt"/>
    </style:style>
    <style:style style:name="P2" style:family="paragraph" style:parent-style-name="Text_20_body">
      <style:text-properties fo:font-size="10pt" fo:font-weight="bold" officeooo:rsid="00052e0b" officeooo:paragraph-rsid="00052e0b" style:font-size-asian="8.75pt" style:font-weight-asian="bold" style:font-size-complex="10pt" style:font-weight-complex="bold"/>
    </style:style>
    <style:style style:name="P3" style:family="paragraph" style:parent-style-name="Heading_20_5">
      <style:text-properties officeooo:rsid="00052e0b" officeooo:paragraph-rsid="00052e0b"/>
    </style:style>
    <style:style style:name="P4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font-size="10pt" officeooo:paragraph-rsid="00114e71" style:font-size-asian="10pt" style:font-size-complex="10pt"/>
    </style:style>
    <style:style style:name="P7" style:family="paragraph" style:parent-style-name="Heading_20_5">
      <style:text-properties officeooo:rsid="0007aa35" officeooo:paragraph-rsid="0007aa35"/>
    </style:style>
    <style:style style:name="P8" style:family="paragraph" style:parent-style-name="Standard">
      <style:paragraph-properties fo:text-align="justify" style:justify-single-word="false"/>
      <style:text-properties fo:font-size="10pt" officeooo:rsid="0007aa35" officeooo:paragraph-rsid="0013327d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font-size="10pt" officeooo:rsid="0007aa35" officeooo:paragraph-rsid="00114e71" style:font-size-asian="10pt" style:font-size-complex="10pt"/>
    </style:style>
    <style:style style:name="P10" style:family="paragraph" style:parent-style-name="Standard">
      <style:text-properties fo:font-size="10pt" officeooo:rsid="0007aa35" officeooo:paragraph-rsid="0007aa35" style:font-size-asian="10pt" style:font-size-complex="10pt"/>
    </style:style>
    <style:style style:name="P11" style:family="paragraph" style:parent-style-name="Standard">
      <style:paragraph-properties fo:text-align="end" style:justify-single-word="false"/>
      <style:text-properties fo:font-size="10pt" officeooo:rsid="000961c7" officeooo:paragraph-rsid="000961c7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fo:font-size="10pt" officeooo:rsid="000961c7" officeooo:paragraph-rsid="000961c7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fo:font-size="10pt" officeooo:rsid="000961c7" officeooo:paragraph-rsid="000961c7" style:font-size-asian="10pt" style:font-size-complex="10pt"/>
    </style:style>
    <style:style style:name="P14" style:family="paragraph" style:parent-style-name="Heading_20_5">
      <style:text-properties officeooo:rsid="000a5802" officeooo:paragraph-rsid="000a5802"/>
    </style:style>
    <style:style style:name="P15" style:family="paragraph" style:parent-style-name="Standard">
      <style:paragraph-properties fo:text-align="justify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16" style:family="paragraph" style:parent-style-name="Standard" style:list-style-name="L2">
      <style:paragraph-properties fo:text-align="justify" style:justify-single-word="false"/>
      <style:text-properties fo:font-size="10pt" style:font-size-asian="10pt" style:font-size-complex="10pt"/>
    </style:style>
    <style:style style:name="P17" style:family="paragraph" style:parent-style-name="Standard" style:list-style-name="L3">
      <style:paragraph-properties fo:text-align="justify" style:justify-single-word="false"/>
      <style:text-properties fo:font-size="10pt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fo:font-size="10pt" officeooo:paragraph-rsid="00161348" style:font-size-asian="10pt" style:font-size-complex="10pt"/>
    </style:style>
    <style:style style:name="P19" style:family="paragraph" style:parent-style-name="Heading_20_5">
      <style:text-properties officeooo:rsid="000d3e35" officeooo:paragraph-rsid="000d3e35"/>
    </style:style>
    <style:style style:name="P20" style:family="paragraph" style:parent-style-name="Standard">
      <style:text-properties fo:font-size="10pt" officeooo:rsid="000d3e35" officeooo:paragraph-rsid="000d3e35" style:font-size-asian="8.75pt" style:font-size-complex="10pt"/>
    </style:style>
    <style:style style:name="P21" style:family="paragraph" style:parent-style-name="Standard" style:list-style-name="L4">
      <style:text-properties fo:font-size="10pt" officeooo:rsid="000d3e35" officeooo:paragraph-rsid="000d3e35" style:font-size-asian="8.75pt" style:font-size-complex="10pt"/>
    </style:style>
    <style:style style:name="P22" style:family="paragraph" style:parent-style-name="Heading_20_5">
      <style:text-properties officeooo:rsid="001876fb" officeooo:paragraph-rsid="001876fb"/>
    </style:style>
    <style:style style:name="P23" style:family="paragraph" style:parent-style-name="Standard">
      <style:text-properties fo:font-size="10pt" style:font-size-asian="10pt" style:font-size-complex="10pt"/>
    </style:style>
    <style:style style:name="P24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25" style:family="paragraph" style:parent-style-name="Standard" style:list-style-name="L5">
      <style:text-properties fo:font-size="10pt" style:font-size-asian="10pt" style:font-size-complex="10pt"/>
    </style:style>
    <style:style style:name="P26" style:family="paragraph" style:parent-style-name="Standard" style:list-style-name="L6">
      <style:text-properties fo:font-size="10pt" style:font-size-asian="10pt" style:font-size-complex="10pt"/>
    </style:style>
    <style:style style:name="P27" style:family="paragraph" style:parent-style-name="Standard" style:list-style-name="L7">
      <style:text-properties fo:font-size="10pt" officeooo:rsid="001f1cbb" officeooo:paragraph-rsid="001f1cbb" style:font-size-asian="10pt" style:font-size-complex="10pt"/>
    </style:style>
    <style:style style:name="P28" style:family="paragraph" style:parent-style-name="Standard">
      <style:text-properties fo:font-size="10pt" officeooo:rsid="001f1cbb" officeooo:paragraph-rsid="001f1cbb" style:font-size-asian="10pt" style:font-size-complex="10pt"/>
    </style:style>
    <style:style style:name="P29" style:family="paragraph" style:parent-style-name="Standard">
      <style:paragraph-properties fo:text-align="end" style:justify-single-word="false"/>
      <style:text-properties fo:font-size="10pt" officeooo:rsid="001f1cbb" officeooo:paragraph-rsid="001f1cbb" style:font-size-asian="10pt" style:font-size-complex="10pt"/>
    </style:style>
    <style:style style:name="P30" style:family="paragraph" style:parent-style-name="Standard">
      <style:paragraph-properties fo:text-align="end" style:justify-single-word="false"/>
      <style:text-properties fo:font-size="10pt" officeooo:paragraph-rsid="001f1cbb" style:font-size-asian="10pt" style:font-size-complex="10pt"/>
    </style:style>
    <style:style style:name="P31" style:family="paragraph" style:parent-style-name="Standard">
      <style:paragraph-properties fo:text-align="end" style:justify-single-word="false"/>
      <style:text-properties fo:font-size="10pt" officeooo:rsid="002012cd" officeooo:paragraph-rsid="001f1cbb" style:font-size-asian="10pt" style:font-size-complex="10pt"/>
    </style:style>
    <style:style style:name="P32" style:family="paragraph" style:parent-style-name="Standard" style:list-style-name="L8">
      <style:paragraph-properties fo:text-align="start" style:justify-single-word="false"/>
      <style:text-properties fo:font-size="10pt" officeooo:rsid="001f1cbb" officeooo:paragraph-rsid="001f1cbb" style:font-size-asian="10pt" style:font-size-complex="10pt"/>
    </style:style>
    <style:style style:name="P33" style:family="paragraph" style:parent-style-name="Standard">
      <style:paragraph-properties fo:text-align="start" style:justify-single-word="false"/>
      <style:text-properties fo:font-size="10pt" officeooo:rsid="001f1cbb" officeooo:paragraph-rsid="001f1cbb" style:font-size-asian="10pt" style:font-size-complex="10pt"/>
    </style:style>
    <style:style style:name="P34" style:family="paragraph" style:parent-style-name="Standard">
      <style:paragraph-properties fo:text-align="end" style:justify-single-word="false"/>
      <style:text-properties fo:font-size="10pt" officeooo:paragraph-rsid="002012cd" style:font-size-asian="10pt" style:font-size-complex="10pt"/>
    </style:style>
    <style:style style:name="P35" style:family="paragraph" style:parent-style-name="Standard">
      <style:paragraph-properties fo:text-align="start" style:justify-single-word="false"/>
      <style:text-properties fo:font-size="10pt" officeooo:rsid="002012cd" officeooo:paragraph-rsid="002012cd" style:font-size-asian="10pt" style:font-size-complex="10pt"/>
    </style:style>
    <style:style style:name="P36" style:family="paragraph" style:parent-style-name="Standard">
      <style:paragraph-properties fo:text-align="end" style:justify-single-word="false"/>
      <style:text-properties fo:font-size="10pt" officeooo:rsid="002012cd" officeooo:paragraph-rsid="002012cd" style:font-size-asian="10pt" style:font-size-complex="10pt"/>
    </style:style>
    <style:style style:name="P37" style:family="paragraph" style:parent-style-name="Standard">
      <style:paragraph-properties fo:text-align="start" style:justify-single-word="false"/>
      <style:text-properties fo:font-size="10pt" officeooo:paragraph-rsid="002012cd" style:font-size-asian="10pt" style:font-size-complex="10pt"/>
    </style:style>
    <style:style style:name="P38" style:family="paragraph" style:parent-style-name="Standard" style:list-style-name="L9"/>
    <style:style style:name="P39" style:family="paragraph" style:parent-style-name="Standard" style:list-style-name="L9">
      <style:text-properties fo:font-size="10pt" style:font-size-asian="10pt" style:font-size-complex="10pt"/>
    </style:style>
    <style:style style:name="P40" style:family="paragraph" style:parent-style-name="Standard" style:list-style-name="L10">
      <style:text-properties fo:font-size="10pt" style:font-size-asian="10pt" style:font-size-complex="10pt"/>
    </style:style>
    <style:style style:name="P41" style:family="paragraph" style:parent-style-name="Standard" style:list-style-name="L10">
      <style:text-properties fo:font-size="10pt" officeooo:rsid="0022a9ab" officeooo:paragraph-rsid="0022a9ab" style:font-size-asian="10pt" style:font-size-complex="10pt"/>
    </style:style>
    <style:style style:name="P42" style:family="paragraph" style:parent-style-name="Standard" style:list-style-name="L10">
      <style:text-properties fo:font-size="10pt" officeooo:paragraph-rsid="00213ccb" style:font-size-asian="10pt" style:font-size-complex="10pt"/>
    </style:style>
    <style:style style:name="P43" style:family="paragraph" style:parent-style-name="Heading_20_5">
      <style:text-properties officeooo:rsid="001e41be" officeooo:paragraph-rsid="001e41be"/>
    </style:style>
    <style:style style:name="P44" style:family="paragraph" style:parent-style-name="Standard">
      <style:text-properties fo:font-size="10pt" officeooo:rsid="001e41be" style:font-size-asian="8.75pt" style:font-size-complex="10pt"/>
    </style:style>
    <style:style style:name="P45" style:family="paragraph" style:parent-style-name="Standard" style:list-style-name="L11">
      <style:text-properties fo:font-size="10pt" fo:font-weight="normal" officeooo:rsid="001e41be" officeooo:paragraph-rsid="001e41be" style:font-size-asian="10pt" style:font-weight-asian="normal" style:font-size-complex="10pt" style:font-weight-complex="normal"/>
    </style:style>
    <style:style style:name="P46" style:family="paragraph" style:parent-style-name="Standard" style:list-style-name="L11">
      <style:text-properties fo:font-size="10pt" officeooo:rsid="001e41be" officeooo:paragraph-rsid="001e41be" style:font-size-asian="8.75pt" style:font-size-complex="10pt"/>
    </style:style>
    <style:style style:name="P47" style:family="paragraph" style:parent-style-name="Standard">
      <style:text-properties fo:font-size="10pt" officeooo:rsid="001e41be" officeooo:paragraph-rsid="001e41be" style:font-size-asian="8.75pt" style:font-size-complex="10pt"/>
    </style:style>
    <style:style style:name="P48" style:family="paragraph" style:parent-style-name="Heading_20_5">
      <style:text-properties officeooo:rsid="001ea971" officeooo:paragraph-rsid="001ea971"/>
    </style:style>
    <style:style style:name="P49" style:family="paragraph" style:parent-style-name="Standard" style:list-style-name="L12">
      <style:text-properties fo:font-size="10pt" fo:font-style="normal" officeooo:rsid="0025657a" officeooo:paragraph-rsid="0025657a" style:font-size-asian="10pt" style:font-style-asian="normal" style:font-size-complex="10pt" style:font-style-complex="normal"/>
    </style:style>
    <style:style style:name="P50" style:family="paragraph" style:parent-style-name="Standard" style:list-style-name="L12">
      <style:text-properties fo:font-size="10pt" fo:font-style="normal" officeooo:rsid="0025861f" officeooo:paragraph-rsid="0025861f" style:font-size-asian="10pt" style:font-style-asian="normal" style:font-size-complex="10pt" style:font-style-complex="normal"/>
    </style:style>
    <style:style style:name="P51" style:family="paragraph" style:parent-style-name="Standard">
      <style:text-properties fo:font-size="10pt" fo:font-style="normal" officeooo:rsid="0025861f" officeooo:paragraph-rsid="0025861f" style:font-size-asian="10pt" style:font-style-asian="normal" style:font-size-complex="10pt" style:font-style-complex="normal"/>
    </style:style>
    <style:style style:name="P52" style:family="paragraph" style:parent-style-name="Standard">
      <style:text-properties fo:font-size="10pt" fo:font-style="italic" officeooo:rsid="0025657a" officeooo:paragraph-rsid="0025657a" style:font-size-asian="10pt" style:font-style-asian="italic" style:font-size-complex="10pt" style:font-style-complex="italic"/>
    </style:style>
    <style:style style:name="P53" style:family="paragraph" style:parent-style-name="Standard" style:list-style-name="L13">
      <style:text-properties fo:font-size="10pt" fo:font-style="normal" officeooo:rsid="0026fbcf" officeooo:paragraph-rsid="0026fbcf" style:font-size-asian="10pt" style:font-style-asian="normal" style:font-size-complex="10pt" style:font-style-complex="normal"/>
    </style:style>
    <style:style style:name="P54" style:family="paragraph" style:parent-style-name="Standard">
      <style:text-properties fo:font-size="10pt" fo:font-style="normal" officeooo:rsid="0026fbcf" officeooo:paragraph-rsid="0026fbcf" style:font-size-asian="10pt" style:font-style-asian="normal" style:font-size-complex="10pt" style:font-style-complex="normal"/>
    </style:style>
    <style:style style:name="P55" style:family="paragraph" style:parent-style-name="Standard" style:list-style-name="L14">
      <style:text-properties fo:font-size="10pt" fo:font-style="normal" officeooo:rsid="0026fbcf" officeooo:paragraph-rsid="0026fbcf" style:font-size-asian="10pt" style:font-style-asian="normal" style:font-size-complex="10pt" style:font-style-complex="normal"/>
    </style:style>
    <style:style style:name="P56" style:family="paragraph" style:parent-style-name="Standard" style:list-style-name="L15">
      <style:text-properties fo:font-size="10pt" fo:font-style="normal" officeooo:rsid="0026fbcf" officeooo:paragraph-rsid="0026fbcf" style:font-size-asian="10pt" style:font-style-asian="normal" style:font-size-complex="10pt" style:font-style-complex="normal"/>
    </style:style>
    <style:style style:name="P57" style:family="paragraph" style:parent-style-name="Standard" style:list-style-name="L16">
      <style:text-properties fo:font-size="10pt" fo:font-style="normal" officeooo:rsid="0026fbcf" officeooo:paragraph-rsid="0026fbcf" style:font-size-asian="10pt" style:font-style-asian="normal" style:font-size-complex="10pt" style:font-style-complex="normal"/>
    </style:style>
    <style:style style:name="P58" style:family="paragraph" style:parent-style-name="Standard">
      <style:text-properties fo:font-size="10pt" style:font-size-asian="8.75pt" style:font-size-complex="10pt"/>
    </style:style>
    <style:style style:name="P59" style:family="paragraph" style:parent-style-name="Standard" style:list-style-name="L17">
      <style:text-properties fo:font-size="10pt" style:font-size-asian="8.75pt" style:font-size-complex="10pt"/>
    </style:style>
    <style:style style:name="P60" style:family="paragraph" style:parent-style-name="Heading_20_5">
      <style:paragraph-properties fo:break-before="page"/>
      <style:text-properties officeooo:rsid="0010ee79" officeooo:paragraph-rsid="0010ee79"/>
    </style:style>
    <style:style style:name="P61" style:family="paragraph" style:parent-style-name="Standard" style:list-style-name="L18">
      <style:text-properties fo:font-size="10pt" officeooo:rsid="00114e71" officeooo:paragraph-rsid="0028c555" style:font-size-asian="8.75pt" style:font-size-complex="10pt"/>
    </style:style>
    <style:style style:name="P62" style:family="paragraph" style:parent-style-name="Standard" style:list-style-name="L18">
      <style:text-properties fo:font-size="10pt" officeooo:rsid="00114e71" officeooo:paragraph-rsid="00114e71" style:font-size-asian="8.75pt" style:font-size-complex="10pt"/>
    </style:style>
    <style:style style:name="P63" style:family="paragraph" style:parent-style-name="Standard" style:list-style-name="L18">
      <style:text-properties fo:font-size="10pt" officeooo:rsid="001876fb" officeooo:paragraph-rsid="0028c555" style:font-size-asian="8.75pt" style:font-size-complex="10pt"/>
    </style:style>
    <style:style style:name="P64" style:family="paragraph" style:parent-style-name="Standard" style:list-style-name="L18">
      <style:text-properties fo:font-size="10pt" officeooo:rsid="001876fb" officeooo:paragraph-rsid="001876fb" style:font-size-asian="8.75pt" style:font-size-complex="10pt"/>
    </style:style>
    <style:style style:name="P65" style:family="paragraph" style:parent-style-name="Standard" style:list-style-name="L18">
      <style:text-properties fo:font-size="10pt" officeooo:rsid="001876fb" officeooo:paragraph-rsid="00293773" style:font-size-asian="8.75pt" style:font-size-complex="10pt"/>
    </style:style>
    <style:style style:name="T1" style:family="text">
      <style:text-properties officeooo:rsid="000f2ddb"/>
    </style:style>
    <style:style style:name="T2" style:family="text">
      <style:text-properties officeooo:rsid="0010ee79"/>
    </style:style>
    <style:style style:name="T3" style:family="text">
      <style:text-properties officeooo:rsid="00063c6b"/>
    </style:style>
    <style:style style:name="T4" style:family="text">
      <style:text-properties officeooo:rsid="00114e71"/>
    </style:style>
    <style:style style:name="T5" style:family="text">
      <style:text-properties officeooo:rsid="0024618a"/>
    </style:style>
    <style:style style:name="T6" style:family="text">
      <style:text-properties officeooo:rsid="000a5802"/>
    </style:style>
    <style:style style:name="T7" style:family="text">
      <style:text-properties officeooo:rsid="0013327d"/>
    </style:style>
    <style:style style:name="T8" style:family="text">
      <style:text-properties officeooo:rsid="0014c620"/>
    </style:style>
    <style:style style:name="T9" style:family="text">
      <style:text-properties officeooo:rsid="000961c7"/>
    </style:style>
    <style:style style:name="T10" style:family="text">
      <style:text-properties officeooo:rsid="002b1f48"/>
    </style:style>
    <style:style style:name="T11" style:family="text">
      <style:text-properties officeooo:rsid="00161348"/>
    </style:style>
    <style:style style:name="T12" style:family="text">
      <style:text-properties officeooo:rsid="000c4a7b"/>
    </style:style>
    <style:style style:name="T13" style:family="text">
      <style:text-properties officeooo:rsid="001876fb"/>
    </style:style>
    <style:style style:name="T14" style:family="text">
      <style:text-properties officeooo:rsid="001a6c51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2a5fc7"/>
    </style:style>
    <style:style style:name="T18" style:family="text">
      <style:text-properties officeooo:rsid="001d8ef1"/>
    </style:style>
    <style:style style:name="T19" style:family="text">
      <style:text-properties officeooo:rsid="002012cd"/>
    </style:style>
    <style:style style:name="T20" style:family="text">
      <style:text-properties style:font-name="Liberation Serif"/>
    </style:style>
    <style:style style:name="T21" style:family="text">
      <style:text-properties fo:font-size="10pt" officeooo:rsid="002012cd" style:font-size-asian="10pt" style:font-size-complex="10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style:text-position="sub 58%"/>
    </style:style>
    <style:style style:name="T24" style:family="text">
      <style:text-properties style:text-position="0% 100%"/>
    </style:style>
    <style:style style:name="T25" style:family="text">
      <style:text-properties fo:font-weight="normal" style:font-size-asian="10pt" style:font-weight-asian="normal" style:font-weight-complex="normal"/>
    </style:style>
    <style:style style:name="T26" style:family="text">
      <style:text-properties officeooo:rsid="0025657a"/>
    </style:style>
    <style:style style:name="T27" style:family="text">
      <style:text-properties style:text-position="super 58%"/>
    </style:style>
    <style:style style:name="T28" style:family="text">
      <style:text-properties officeooo:rsid="0028c55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ysics-informed neural networks to solve the many-electrons time-dependent Schrödinger equation</text:p>
      <text:p text:style-name="P2">Afthash Sahal Ubaid Puzhakkal</text:p>
      <text:h text:style-name="P3" text:outline-level="5">1. Introduction and Research Problem</text:h>
      <text:p text:style-name="P4">The Schrödinger equation is <text:span text:style-name="T1">a </text:span>fundamental <text:span text:style-name="T1">equation</text:span> in quantum mechanics, governing the wave function of a non-relativistic quantum-mechanical system. Traditional numerical solvers, such as Crank-Nicholson and Runge-Kutta methods, are widely used but <text:span text:style-name="T2">they will become highly complex when scaling to many electron systems</text:span>. These methods require discretization, making them computationally expensive for high-dimensional quantum problems. Physics-Informed Neural Networks (PINNs) offer a promising alternative by integrating physical laws into neural networks, enabling efficient and flexible solutions to complex quantum equations​ <text:span text:style-name="T3">[1]</text:span>. <text:span text:style-name="T2">PINNs are a type of universal function approximators that can embed the knowledge of any physical laws that govern a given data-set in the learning process, and can be described by partial differential equations (PDEs) [4].</text:span></text:p>
      <text:p text:style-name="P4">My research <text:span text:style-name="T4">project </text:span>focuses on developing PINN-based solvers for the many-electrons time-dependent Schrödinger equation (TDSE). Prior studies, such as Shah et al. (2022), demonstrated the effectiveness of PINNs for single-electron 1D harmonic oscillator problems​ <text:span text:style-name="T4">[2]</text:span>. However, existing PINN models struggle with electron-electron interactions, long-time stability, and high-dimensional scalability. The recent work of Hao et al. (2024) on structure-preserving PINNs suggests <text:span text:style-name="T5">a new</text:span> techniques for improving stability in time-dependent PDEs, which could be adapted for quantum simulations <text:span text:style-name="T4">[3]</text:span>.</text:p>
      <text:p text:style-name="P4">This project aims to extend PINNs to many-electron systems, addressing:</text:p>
      <text:p text:style-name="P4"/>
      <text:list text:style-name="L1">
        <text:list-item>
          <text:p text:style-name="P5">Electron-electron interactions using modified loss functions.</text:p>
        </text:list-item>
        <text:list-item>
          <text:p text:style-name="P5">Higher-dimensional modelling beyond 1D systems.</text:p>
        </text:list-item>
        <text:list-item>
          <text:p text:style-name="P5">Training stability improvements for long-time wavefunction evolution.</text:p>
        </text:list-item>
      </text:list>
      <text:p text:style-name="P4"/>
      <text:p text:style-name="P6">By leveraging insights from PINNs and scientific computing, this research <text:span text:style-name="T4">project</text:span> aims to develop a scalable and efficient Schrödinger equation solver, bridging the gap between machine learning and quantum mechanics. The findings could benefit quantum chemistry, condensed matter physics, and quantum computing, where solving many-body quantum systems remains a computational bottleneck <text:span text:style-name="T5">[4]</text:span>.</text:p>
      <text:h text:style-name="P7" text:outline-level="5">2. Datasets</text:h>
      <text:p text:style-name="P8">Since Physics-Informed Neural Networks (PINNs) do not require labeled data for training, <text:span text:style-name="T5">we</text:span> will generate random uniform collocation points within the spatial and temporal domain to enforce the Schrödinger equation <text:span text:style-name="T6">along with initial and boundary conditions</text:span>. <text:span text:style-name="T6">I will demonstrate my method below using a single-electron one-dimensional example</text:span>. <text:span text:style-name="T4">Consider a single electron of mass m trapped in a one-dimensional time-independent harmonic potential. </text:span><text:span text:style-name="T7">This example stand as a well understood benchmark for validating the PINN model before scaling to many-electron model </text:span><text:span text:style-name="T8">[2]</text:span><text:span text:style-name="T7">. </text:span></text:p>
      <text:p text:style-name="P8"><text:span text:style-name="T7">For training, t</text:span><text:span text:style-name="T9">he spatial domain is set to x ∈ [−50, 50] </text:span><text:span text:style-name="T7">nanometers (nm)</text:span><text:span text:style-name="T9">, ensuring the wavefunction remains well-contained within a finite region. </text:span><text:span text:style-name="T7">A</text:span><text:span text:style-name="T9"> </text:span><text:span text:style-name="T7">time</text:span><text:span text:style-name="T9"> domain </text:span><text:span text:style-name="T7">of</text:span><text:span text:style-name="T9"> t ∈ [0, 50] p</text:span><text:span text:style-name="T7">icoseconds (ps)</text:span><text:span text:style-name="T9"> is chosen to analyze long-time evolution stability of </text:span><text:span text:style-name="T7">the system</text:span><text:span text:style-name="T9">​.</text:span></text:p>
      <text:p text:style-name="P9">For testing, <text:span text:style-name="T8">initially we will define a 628×628 grid of evenly placed x and t points using the same domain we used for training.</text:span> <text:span text:style-name="T8">Later, based on the grid, </text:span><text:span text:style-name="T7">an</text:span> analytical solution <text:span text:style-name="T7">will be generated</text:span> using the equation:</text:p>
      <text:p text:style-name="P10"/>
      <text:p text:style-name="P11"><draw:frame draw:style-name="fr1" draw:name="Object1" text:anchor-type="as-char" svg:y="-0.714cm" svg:width="3.852cm" svg:height="0.838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(1)</text:p>
      <text:p text:style-name="P11"/>
      <text:p text:style-name="P12">where,</text:p>
      <text:p text:style-name="P12"/>
      <text:p text:style-name="P11"><draw:frame draw:style-name="fr1" draw:name="Object2" text:anchor-type="as-char" svg:y="-0.73cm" svg:width="4.052cm" svg:height="1.113cm" draw:z-index="1"><draw:object xlink:href="./Object 2" xlink:type="simple" xlink:show="embed" xlink:actuate="onLoad"/><draw:image xlink:href="./ObjectReplacements/Object 2" xlink:type="simple" xlink:show="embed" xlink:actuate="onLoad"/></draw:frame><text:tab/><text:tab/><text:tab/><text:tab/><text:tab/>(2)</text:p>
      <text:p text:style-name="P11"/>
      <text:p text:style-name="P12">and,</text:p>
      <text:p text:style-name="P12"/>
      <text:p text:style-name="P11"><draw:frame draw:style-name="fr1" draw:name="Object3" text:anchor-type="as-char" svg:y="-0.621cm" svg:width="2.561cm" svg:height="1.004cm" draw:z-index="2"><draw:object xlink:href="./Object 3" xlink:type="simple" xlink:show="embed" xlink:actuate="onLoad"/><draw:image xlink:href="./ObjectReplacements/Object 3" xlink:type="simple" xlink:show="embed" xlink:actuate="onLoad"/></draw:frame><text:tab/><text:tab/><text:tab/><text:tab/><text:tab/><text:tab/>(3)</text:p>
      <text:p text:style-name="P11"/>
      <text:p text:style-name="P13"/>
      <text:p text:style-name="P13"/>
      <text:h text:style-name="P14" text:outline-level="5"><text:soft-page-break/>3. Task Selection and Benefit</text:h>
      <text:p text:style-name="P4">The primary task <text:span text:style-name="T10">for this research project</text:span> is to develop a PINN framework that accurately models quantum wavefunction evolution, starting with a single-electron <text:span text:style-name="T8">one dimensional</text:span> harmonic potential before extending to many-electron systems​ <text:span text:style-name="T11">[2]</text:span>.</text:p>
      <text:p text:style-name="P4"/>
      <text:p text:style-name="P15"><text:span text:style-name="T12">3.1. </text:span>Why PINNs for TDSE?</text:p>
      <text:p text:style-name="P15"/>
      <text:p text:style-name="P4">Traditional numerical methods suffer from computational inefficiency when scaling to high-dimensional many-body quantum systems. PINNs offer:</text:p>
      <text:p text:style-name="P4"/>
      <text:list text:style-name="L2">
        <text:list-item>
          <text:p text:style-name="P16">Continuous solutions without explicit discretization.</text:p>
        </text:list-item>
        <text:list-item>
          <text:p text:style-name="P16">Integration of physics constraints, requiring minimal labeled data for training​.</text:p>
        </text:list-item>
        <text:list-item>
          <text:p text:style-name="P16">Improved long-time stability, especially when using structure-preserving training strategies​.</text:p>
        </text:list-item>
      </text:list>
      <text:p text:style-name="P4"/>
      <text:p text:style-name="P15"><text:span text:style-name="T12">3.2. </text:span>Benefits to Research &amp; Industry</text:p>
      <text:p text:style-name="P4"/>
      <text:list text:style-name="L3">
        <text:list-item>
          <text:p text:style-name="P17">Quantum Computing &amp; Materials Science: PINNs can efficiently model quantum dynamics for designing quantum circuits and semiconductors​ <text:span text:style-name="T13">[5]</text:span>.</text:p>
        </text:list-item>
        <text:list-item>
          <text:p text:style-name="P17">Computational Efficiency: Unlike traditional solvers, PINNs generalize to different system parameters without retraining, making them scalable​ <text:span text:style-name="T13">[6]</text:span>.</text:p>
        </text:list-item>
        <text:list-item>
          <text:p text:style-name="P17">Physics-Informed AI: Advances in PINNs contribute to AI-driven scientific computing, bridging machine learning and theoretical physics​ <text:span text:style-name="T13">[7]</text:span>.</text:p>
        </text:list-item>
      </text:list>
      <text:p text:style-name="P4"/>
      <text:p text:style-name="P18">By addressing the computational challenges of many-electron TDSE, this research <text:span text:style-name="T11">project</text:span> provides a <text:span text:style-name="T5">newer</text:span> <text:span text:style-name="T11">and </text:span>scalable approach for solving Schrödinger equation with higher accuracy and lower computational cost.</text:p>
      <text:p text:style-name="P4"/>
      <text:h text:style-name="P19" text:outline-level="5">4. Research Questions</text:h>
      <text:p text:style-name="P20">This research aims to develop a Physics-Informed Neural Network (PINN) framework for solving the many-electron time-dependent Schrödinger equation (TDSE). The following research questions ensure a clear focus on key computational and physical challenges:</text:p>
      <text:p text:style-name="P20"/>
      <text:list text:style-name="L4">
        <text:list-item>
          <text:p text:style-name="P21">Can PINNs accurately approximate the time evolution of a many-electron wavefunction?</text:p>
          <text:list>
            <text:list-item>
              <text:p text:style-name="P21">Evaluates the model’s ability to capture quantum dynamics over extended time periods​.</text:p>
            </text:list-item>
          </text:list>
        </text:list-item>
        <text:list-item>
          <text:p text:style-name="P21">How does the accuracy and computational efficiency of PINNs compare to traditional solvers?</text:p>
          <text:list>
            <text:list-item>
              <text:p text:style-name="P21">Assesses whether PINNs offer advantages in scalability and long-time stability​.</text:p>
            </text:list-item>
          </text:list>
        </text:list-item>
        <text:list-item>
          <text:p text:style-name="P21">What loss function modifications improve PINN training stability for long-time quantum wavefunction evolution?</text:p>
          <text:list>
            <text:list-item>
              <text:p text:style-name="P21">Investigates strategies such as causal training and structure-preserving PINNs​.</text:p>
            </text:list-item>
          </text:list>
        </text:list-item>
        <text:list-item>
          <text:p text:style-name="P21">How does the inclusion of electron-electron interactions affect PINN performance in many-electron systems?</text:p>
          <text:list>
            <text:list-item>
              <text:p text:style-name="P21">Explores challenges in extending PINNs from single-electron to many-body quantum mechanics​.</text:p>
            </text:list-item>
          </text:list>
        </text:list-item>
      </text:list>
      <text:p text:style-name="P20"/>
      <text:p text:style-name="P20">These questions guide the methodology, experimentation, and evaluation metrics, ensuring that the study addresses key limitations in PINN-based quantum solvers.</text:p>
      <text:p text:style-name="P20"/>
      <text:h text:style-name="P22" text:outline-level="5">5. Proposed Methodology</text:h>
      <text:p text:style-name="P23">For this research project, the proposed methodology involves defining the PINN architecture, training strategy, evaluation metrics and computational setup. <text:span text:style-name="T14">Here I will use the same example of the one-dimensional single-electron model I mentioned in section 2.</text:span></text:p>
      <text:p text:style-name="P23"/>
      <text:p text:style-name="P24">5.1. PINN Architecture</text:p>
      <text:list text:style-name="L5">
        <text:list-item>
          <text:p text:style-name="P25">I used a fully connected feed forward neural network (FNN) with 6 hidden layers consisting of 512 neurons each.</text:p>
          <text:list>
            <text:list-item>
              <text:p text:style-name="P25">Inputs: x, t</text:p>
            </text:list-item>
            <text:list-item>
              <text:p text:style-name="P25">Outputs: Real and Imaginary part of the wavefunction</text:p>
            </text:list-item>
          </text:list>
        </text:list-item>
        <text:list-item>
          <text:p text:style-name="P25"><text:span text:style-name="T15">Activation function: Tanh; The activation function has to </text:span><text:span text:style-name="T16">k + 1 </text:span><text:span text:style-name="T15">differentiable for a PDE of order</text:span><text:span text:style-name="T16"> k</text:span><text:span text:style-name="T15">. So the activation function choices are limited to functions like </text:span><text:span text:style-name="T16">tanh</text:span><text:span text:style-name="T15"> and </text:span><text:span text:style-name="T16">SiLU </text:span><text:span text:style-name="T15">[2].</text:span></text:p>
        </text:list-item>
      </text:list>
      <text:p text:style-name="P23"><text:span text:style-name="T15"/></text:p>
      <text:p text:style-name="P23"><text:span text:style-name="T15"/></text:p>
      <text:p text:style-name="P23"><text:span text:style-name="T15"/></text:p>
      <text:p text:style-name="P24"><text:soft-page-break/>5.2. Loss Function Components</text:p>
      <text:p text:style-name="P23">Loss functions are crucial for every PINN because that is where we specify what the model should learn. A typical PINN model consists of mainly three loss functions:</text:p>
      <text:list xml:id="list3241543477" text:style-name="L6">
        <text:list-item>
          <text:p text:style-name="P26">PDE Loss (Physics Loss): This loss is created from the partial derivative equation (PDE) we are trying to solve. In the case of this project, it is the Schrodinger equation.</text:p>
        </text:list-item>
      </text:list>
      <text:list text:style-name="L7">
        <text:list-item>
          <text:list>
            <text:list-item>
              <text:p text:style-name="P27">The first step is to create a residual using the PDE. The Schrodinger equation can be written as,</text:p>
            </text:list-item>
          </text:list>
        </text:list-item>
      </text:list>
      <text:p text:style-name="P28"/>
      <text:p text:style-name="P29"><text:tab/><text:tab/><draw:frame draw:style-name="fr1" draw:name="Object6" text:anchor-type="as-char" svg:y="-0.681cm" svg:width="6.198cm" svg:height="1.124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tab/><text:tab/><text:tab/><text:tab/><text:tab/>(<text:span text:style-name="T17">4</text:span>)</text:p>
      <text:p text:style-name="P29"/>
      <text:list text:continue-numbering="true" text:style-name="L7">
        <text:list-item>
          <text:list>
            <text:list-item>
              <text:p text:style-name="P27">Then we will create the residual by bringing every at the RHS to LHS.</text:p>
            </text:list-item>
          </text:list>
        </text:list-item>
      </text:list>
      <text:p text:style-name="P28"/>
      <text:p text:style-name="P29"><text:tab/><draw:frame draw:style-name="fr1" draw:name="Object7" text:anchor-type="as-char" svg:y="-0.681cm" svg:width="8.461cm" svg:height="1.124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tab/><text:tab/><text:tab/>(<text:span text:style-name="T17">5</text:span>)</text:p>
      <text:p text:style-name="P29"/>
      <text:list text:continue-numbering="true" text:style-name="L7">
        <text:list-item>
          <text:list>
            <text:list-item>
              <text:p text:style-name="P27">During training, we will try to reduce this residual to zero. The PDE Loss can be found using the formula,</text:p>
            </text:list-item>
          </text:list>
        </text:list-item>
      </text:list>
      <text:p text:style-name="P28"/>
      <text:p text:style-name="P29"><draw:frame draw:style-name="fr1" draw:name="Object8" text:anchor-type="as-char" svg:y="-0.751cm" svg:width="7.288cm" svg:height="1.198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tab/><text:tab/><text:tab/><text:tab/>(<text:span text:style-name="T17">6</text:span>)</text:p>
      <text:p text:style-name="P29"/>
      <text:list xml:id="list63040354738298" text:continue-list="list3241543477" text:style-name="L6">
        <text:list-item>
          <text:p text:style-name="P26">Initial condition loss: Through this loss, we will enforce how the wavefunction should behave when <text:span text:style-name="T18">t = 0. In our case, it is the ground state of electron.</text:span></text:p>
        </text:list-item>
      </text:list>
      <text:p text:style-name="P23"/>
      <text:p text:style-name="P30"><text:tab/><draw:frame draw:style-name="fr1" draw:name="Object4" text:anchor-type="as-char" svg:y="-0.73cm" svg:width="4.052cm" svg:height="1.113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tab/><text:tab/><text:tab/><text:tab/><text:tab/><text:tab/><text:span text:style-name="T18">(</text:span><text:span text:style-name="T17">7</text:span><text:span text:style-name="T18">)</text:span></text:p>
      <text:p text:style-name="P31"/>
      <text:list text:style-name="L8">
        <text:list-item>
          <text:list>
            <text:list-item>
              <text:p text:style-name="P32">The initial condition loss can be found using the formula</text:p>
            </text:list-item>
          </text:list>
        </text:list-item>
      </text:list>
      <text:p text:style-name="P33"/>
      <text:p text:style-name="P29"><draw:frame draw:style-name="fr1" draw:name="Object9" text:anchor-type="as-char" svg:y="-0.751cm" svg:width="5.992cm" svg:height="1.198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tab/><text:tab/><text:tab/><text:tab/><text:tab/>(<text:span text:style-name="T17">8</text:span>)</text:p>
      <text:p text:style-name="P29"/>
      <text:list text:continue-list="list63040354738298" text:style-name="L6">
        <text:list-item>
          <text:p text:style-name="P26">Boundary condition loss: Through this loss, we enforce how the model should behave at the spatial boundaries. We are using Dirichlet boundary conditions so the wavefunction will be zero at the boundaries. <text:span text:style-name="T19">The boundary condition loss can be found using the formula,</text:span></text:p>
        </text:list-item>
      </text:list>
      <text:p text:style-name="P23"/>
      <text:p text:style-name="P34"><text:span text:style-name="T19"><draw:frame draw:style-name="fr1" draw:name="Object10" text:anchor-type="as-char" svg:y="-0.751cm" svg:width="5.124cm" svg:height="1.198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9"><text:tab/><text:tab/><text:tab/><text:tab/><text:tab/>(</text:span><text:span text:style-name="T17">9</text:span><text:span text:style-name="T19">)</text:span></text:p>
      <text:p text:style-name="P34"/>
      <text:p text:style-name="P35"/>
      <text:p text:style-name="P35">We can then calculate the total loss using the equation,</text:p>
      <text:p text:style-name="P35"/>
      <text:p text:style-name="P36"><draw:frame draw:style-name="fr1" draw:name="Object11" text:anchor-type="as-char" svg:y="-0.379cm" svg:width="5.136cm" svg:height="0.534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text:tab/><text:tab/><text:tab/><text:tab/><text:tab/>(<text:span text:style-name="T17">10</text:span>)</text:p>
      <text:p text:style-name="P36"/>
      <text:p text:style-name="P35">where the <text:span text:style-name="T20">λ variables are the respective regularization parameters for each losses.</text:span></text:p>
      <text:p text:style-name="P37"/>
      <text:p text:style-name="P24">5.3. Computational Setup</text:p>
      <text:list text:style-name="L9">
        <text:list-item>
          <text:p text:style-name="P38"><text:span text:style-name="T21">I</text:span><text:span text:style-name="T22"> used Adam optimizers with B</text:span><text:span text:style-name="T21">eta</text:span><text:span text:style-name="T22">1 = 0.9 and Beta2 = 0.999</text:span></text:p>
        </text:list-item>
        <text:list-item>
          <text:p text:style-name="P39">The learning rate is initialized at a<text:span text:style-name="T23">0</text:span><text:span text:style-name="T24"> = 0.001 with exponential decay rate = 0.9 at decay steps = 1000.</text:span></text:p>
        </text:list-item>
      </text:list>
      <text:p text:style-name="P23"/>
      <text:p text:style-name="P24">5.4. Evaluation Metrics</text:p>
      <text:list text:style-name="L10">
        <text:list-item>
          <text:p text:style-name="P40">Mean squared error between PINN prediction and analytical solution</text:p>
        </text:list-item>
        <text:list-item>
          <text:p text:style-name="P41">Probability density graph is compared between PINN prediction and analytical solution</text:p>
        </text:list-item>
        <text:list-item>
          <text:p text:style-name="P42">Probability conservation check: <text:s/><draw:frame draw:style-name="fr1" draw:name="Object5" text:anchor-type="as-char" svg:y="-0.467cm" svg:width="2.935cm" svg:height="0.646cm" draw:z-index="4"><draw:object xlink:href="./Object 5" xlink:type="simple" xlink:show="embed" xlink:actuate="onLoad"/><draw:image xlink:href="./ObjectReplacements/Object 5" xlink:type="simple" xlink:show="embed" xlink:actuate="onLoad"/></draw:frame></text:p>
        </text:list-item>
      </text:list>
      <text:p text:style-name="P23"/>
      <text:h text:style-name="P43" text:outline-level="5"><text:soft-page-break/>6. Ethics Statement</text:h>
      <text:p text:style-name="P44"><text:span text:style-name="T25">This research adheres to </text:span><text:span text:style-name="Strong_20_Emphasis"><text:span text:style-name="T25">ethical guidelines</text:span></text:span><text:span text:style-name="T25"> in computational physics and machine learning by ensuring </text:span><text:span text:style-name="Strong_20_Emphasis"><text:span text:style-name="T25">scientific integrity, transparency, and responsible use of computational resources</text:span></text:span><text:span text:style-name="T25">.</text:span></text:p>
      <text:list text:style-name="L11">
        <text:list-item>
          <text:p text:style-name="P45">No human or sensitive data</text:p>
          <text:list>
            <text:list-item>
              <text:p text:style-name="P46">This study does not involve human subjects, personal data, or confidential information, eliminating privacy concerns.</text:p>
            </text:list-item>
          </text:list>
        </text:list-item>
        <text:list-item>
          <text:p text:style-name="P46">Research integrity and reproducibility</text:p>
          <text:list>
            <text:list-item>
              <text:p text:style-name="P46">All methodologies, including dataset generation and model training, follow reproducible scientific practices.</text:p>
            </text:list-item>
            <text:list-item>
              <text:p text:style-name="P46">The study uses publicly available mathematical formulations and standard machine learning frameworks, ensuring transparency</text:p>
            </text:list-item>
          </text:list>
        </text:list-item>
        <text:list-item>
          <text:p text:style-name="P46">Responsible use of computational resources</text:p>
          <text:list>
            <text:list-item>
              <text:p text:style-name="P46">The study is designed to minimize computational costs by optimizing training strategies and using efficient algorithms​</text:p>
            </text:list-item>
            <text:list-item>
              <text:p text:style-name="P46">Ethical AI practices are followed to ensure fair and unbiased results</text:p>
            </text:list-item>
          </text:list>
        </text:list-item>
        <text:list-item>
          <text:p text:style-name="P46">Open science and Knowledge Sharing</text:p>
          <text:list>
            <text:list-item>
              <text:p text:style-name="P46">Findings will be documented and shared for further research, contributing to open-access AI applications in quantum mechanics​</text:p>
            </text:list-item>
          </text:list>
        </text:list-item>
      </text:list>
      <text:p text:style-name="P47"/>
      <text:h text:style-name="P48" text:outline-level="5">7. Timeline</text:h>
      <text:p text:style-name="P24">7.1. Phase 1: Literature Review and Model Setup (<text:span text:style-name="T26">W</text:span>eeks 1-4)</text:p>
      <text:list text:style-name="L12">
        <text:list-item>
          <text:p text:style-name="P49">Review relevant research papers on PINNs, TDSE and many-body quantum systems</text:p>
        </text:list-item>
        <text:list-item>
          <text:p text:style-name="P49">Define initial model architecture and loss functions based on previous paper</text:p>
        </text:list-item>
        <text:list-item>
          <text:p text:style-name="P50">Select benchmark problem: Single-Electron one-dimensional harmonic potential with a well defined analytical solution</text:p>
        </text:list-item>
      </text:list>
      <text:p text:style-name="P51"/>
      <text:p text:style-name="P52">7.2. Phase 2: Single-Electron PINN Implementation (Weeks 5-8)</text:p>
      <text:list text:style-name="L13">
        <text:list-item>
          <text:p text:style-name="P53">Implement PINN model for a single-electron TDSE in a one-dimensional harmonic potential</text:p>
        </text:list-item>
        <text:list-item>
          <text:p text:style-name="P53">Compare PINN solution to analytical wavefunctions</text:p>
        </text:list-item>
      </text:list>
      <text:p text:style-name="P54"/>
      <text:p text:style-name="P52">7.3. Phase 3: Stability and Model Refinements (Weeks 9-12)</text:p>
      <text:list text:style-name="L14">
        <text:list-item>
          <text:p text:style-name="P55">Introduce structured loss functions such as causal training and structure preserving PINNs</text:p>
        </text:list-item>
        <text:list-item>
          <text:p text:style-name="P55">Extend time domain and test long term stability</text:p>
        </text:list-item>
      </text:list>
      <text:p text:style-name="P54"/>
      <text:p text:style-name="P52">7.4. Phase 4: Many-Electron Model Extension (Weeks 13-16)</text:p>
      <text:list text:style-name="L15">
        <text:list-item>
          <text:p text:style-name="P56">Extend PINN model to two-electron systems in a double quantum dot</text:p>
        </text:list-item>
        <text:list-item>
          <text:p text:style-name="P56">Incorporate electron-electron iterations to the loss function</text:p>
        </text:list-item>
      </text:list>
      <text:p text:style-name="P54"/>
      <text:p text:style-name="P52">7.5. Phase 5: Final Testing and Research Report (Weeks 17-20)</text:p>
      <text:list text:style-name="L16">
        <text:list-item>
          <text:p text:style-name="P57">Conduct final model evaluation</text:p>
        </text:list-item>
        <text:list-item>
          <text:p text:style-name="P57">Summarize findings and prepare research project submission</text:p>
        </text:list-item>
      </text:list>
      <text:p text:style-name="P54"/>
      <text:h text:style-name="P48" text:outline-level="5">8. Expected Outcome</text:h>
      <text:p text:style-name="P58">This research aims to develop a Physics-Informed Neural Network (PINN) framework capable of accurately solving the many-electron time-dependent Schrödinger equation (TDSE). The expected outcomes include:</text:p>
      <text:p text:style-name="P58"/>
      <text:list text:style-name="L17">
        <text:list-item>
          <text:p text:style-name="P59">Accurate Quantum Wavefunction Evolution</text:p>
          <text:list>
            <text:list-item>
              <text:p text:style-name="P59">The PINN model should achieve high accuracy (MSE &lt; 10<text:span text:style-name="T27">−5</text:span>), closely matching analytical solutions for single-electron systems​.</text:p>
            </text:list-item>
            <text:list-item>
              <text:p text:style-name="P59">Demonstrate stable long-time evolution of the wavefunction without numerical divergence​.</text:p>
            </text:list-item>
          </text:list>
        </text:list-item>
        <text:list-item>
          <text:p text:style-name="P59">Computational Efficiency &amp; Scalability</text:p>
          <text:list>
            <text:list-item>
              <text:p text:style-name="P59">Compare PINN performance against traditional solvers (Crank-Nicholson, Runge-Kutta), assessing computational cost and generalizability​.</text:p>
            </text:list-item>
            <text:list-item>
              <text:p text:style-name="P59">Develop strategies for scaling to many-electron systems, incorporating electron-electron interactions​.</text:p>
            </text:list-item>
          </text:list>
        </text:list-item>
        <text:list-item>
          <text:p text:style-name="P59">Contributions to Quantum Computing &amp; AI-Driven Physics</text:p>
          <text:list>
            <text:list-item>
              <text:p text:style-name="P59">The findings could impact quantum chemistry, condensed matter physics, and AI-driven PDE solvers, bridging machine learning and quantum mechanics​.</text:p>
            </text:list-item>
          </text:list>
        </text:list-item>
      </text:list>
      <text:p text:style-name="P58"/>
      <text:p text:style-name="P58"><text:soft-page-break/>These outcomes will validate PINNs for quantum simulations, providing a scalable, efficient alternative to traditional methods.</text:p>
      <text:h text:style-name="P60" text:outline-level="5">References</text:h>
      <text:list text:style-name="L18">
        <text:list-item>
          <text:p text:style-name="P61">M. Raissia, P. Perdikarisb, G.E. Karniadakisa, Physics-informed neural networks: A deep learning framework for solving forward and inverse problems involving nonlinear partial differential equations, 201<text:span text:style-name="T28">9</text:span></text:p>
        </text:list-item>
        <text:list-item>
          <text:p text:style-name="P61">Karan Shah, Patrick Stiller, Nico Hoffmann, Attila Cangi, Physics-Informed Neural Networks as Solvers for the Time-Dependent Schrödinger Equation, 2022</text:p>
        </text:list-item>
        <text:list-item>
          <text:p text:style-name="P61">Baoli Haoa, Ulisses Braga-Netob, Chun Liua, Lifan Wangc, Ming Zhonga, Structure Preserving PINN for Solving Time Dependent PDEs with Periodic Boundary, 2024</text:p>
        </text:list-item>
        <text:list-item>
          <text:p text:style-name="P62">Physics-Informed Neural Networks. Available online: <text:a xlink:type="simple" xlink:href="https://en.wikipedia.org/wiki/Physics-informed_neural_networks" text:style-name="Internet_20_link" text:visited-style-name="Visited_20_Internet_20_Link">https://en.wikipedia.org/wiki/Physics-informed_neural_networks</text:a> (accessed on 10/03/2025)</text:p>
        </text:list-item>
        <text:list-item>
          <text:p text:style-name="P63">Jannes Nys, Gabriel Pescia, Alessandro Sinibaldi, Giuseppe Carleo, Ab-initio variational wave functions for the time-dependent many-electron Schrödinger equation, 2024</text:p>
        </text:list-item>
        <text:list-item>
          <text:p text:style-name="P64">T<text:span text:style-name="T28">amara G. Grossmann, Urzula Julia Komorowska, Can physics-informed neural networks beat the finite element method, 2024</text:span></text:p>
        </text:list-item>
        <text:list-item>
          <text:p text:style-name="P65">Yaolong Zhang, Bin Jiang, and Hua Guo, SchrödingerNet: A universal Neural Network Solver for the Schrödinger Equation, 2025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Numbering_20_Symbols" style:display-name="Numbering Symbols" style:family="text">
      <style:text-properties fo:font-size="10pt" style:font-size-asian="8.75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08:53:14.871127182</meta:creation-date>
    <meta:generator>LibreOffice/24.8.3.2$MacOSX_AARCH64 LibreOffice_project/48a6bac9e7e268aeb4c3483fcf825c94556d9f92</meta:generator>
    <dc:date>2025-03-11T22:04:43.509905861</dc:date>
    <meta:editing-duration>PT3H15M18S</meta:editing-duration>
    <meta:editing-cycles>6</meta:editing-cycles>
    <meta:document-statistic meta:table-count="0" meta:image-count="0" meta:object-count="11" meta:page-count="6" meta:paragraph-count="122" meta:word-count="1686" meta:character-count="12514" meta:non-whitespace-character-count="10353"/>
  </office:meta>
</office:document-meta>
</file>

<file path=Object 1/content.xml><?xml version="1.0" encoding="utf-8"?>
<math xmlns="http://www.w3.org/1998/Math/MathML" display="block">
  <semantics>
    <mrow>
      <mi>ψ</mi>
      <mrow>
        <mrow>
          <mo fence="true" form="prefix" stretchy="false">(</mo>
          <mrow>
            <mrow>
              <mi>x</mi>
              <mi>,</mi>
              <mi>t</mi>
            </mrow>
          </mrow>
          <mo fence="true" form="postfix" stretchy="false">)</mo>
        </mrow>
        <mo stretchy="false">=</mo>
        <mi>ψ</mi>
      </mrow>
      <mrow>
        <mo fence="true" form="prefix" stretchy="false">(</mo>
        <mrow>
          <mrow>
            <mi>x</mi>
            <mi>,</mi>
            <mn>0</mn>
          </mrow>
        </mrow>
        <mo fence="true" form="postfix" stretchy="false">)</mo>
      </mrow>
      <msup>
        <mi>e</mi>
        <mrow>
          <mrow>
            <mo stretchy="false">−</mo>
            <mi>i</mi>
          </mrow>
          <mfrac>
            <msub>
              <mi>E</mi>
              <mn>0</mn>
            </msub>
            <mi mathvariant="normal">ℏ</mi>
          </mfrac>
          <mi>t</mi>
        </mrow>
      </msup>
    </mrow>
    <annotation encoding="StarMath 5.0">%psi( x, t) = %psi( x, 0 ) e^{ -i E_0 over hbar t }</annotation>
  </semantics>
</math>
</file>

<file path=Object 10/content.xml><?xml version="1.0" encoding="utf-8"?>
<math xmlns="http://www.w3.org/1998/Math/MathML" display="block">
  <semantics>
    <mrow>
      <mrow>
        <msub>
          <mi>L</mi>
          <mi mathvariant="italic">BC</mi>
        </msub>
        <mo stretchy="false">=</mo>
        <mfrac>
          <mn>1</mn>
          <msub>
            <mi>N</mi>
            <mi mathvariant="italic">BC</mi>
          </msub>
        </mfrac>
      </mrow>
      <mrow>
        <munderover>
          <mo stretchy="false">∑</mo>
          <mrow>
            <mi>i</mi>
            <mo stretchy="false">=</mo>
            <mn>1</mn>
          </mrow>
          <msub>
            <mi>N</mi>
            <mi mathvariant="italic">BC</mi>
          </msub>
        </munderover>
        <msup>
          <mrow>
            <mo fence="true" form="prefix" stretchy="false">[</mo>
            <mrow>
              <mrow>
                <msub>
                  <mi>ψ</mi>
                  <mi mathvariant="italic">NN</mi>
                </msub>
                <mrow>
                  <mrow>
                    <mo fence="true" form="prefix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sub>
                          <mi>t</mi>
                          <mi>i</mi>
                        </msub>
                      </mrow>
                    </mrow>
                    <mo fence="true" form="postfix" stretchy="false">)</mo>
                  </mrow>
                  <mo stretchy="false">−</mo>
                  <mn>0</mn>
                </mrow>
              </mrow>
            </mrow>
            <mo fence="true" form="postfix" stretchy="false">]</mo>
          </mrow>
          <mn>2</mn>
        </msup>
      </mrow>
    </mrow>
    <annotation encoding="StarMath 5.0">L_BC = 1 over N_BC sum from i=1 to N_BC [ %psi_NN (x_i, t_i) - 0 ]^2</annotation>
  </semantics>
</math>
</file>

<file path=Object 11/content.xml><?xml version="1.0" encoding="utf-8"?>
<math xmlns="http://www.w3.org/1998/Math/MathML" display="block">
  <semantics>
    <mrow>
      <mrow>
        <mi>L</mi>
        <mo stretchy="false">=</mo>
        <msub>
          <mi>λ</mi>
          <mi mathvariant="italic">PDE</mi>
        </msub>
      </mrow>
      <mrow>
        <msub>
          <mi>L</mi>
          <mi mathvariant="italic">PDE</mi>
        </msub>
        <mo stretchy="false">+</mo>
        <msub>
          <mi>λ</mi>
          <mi mathvariant="italic">IC</mi>
        </msub>
      </mrow>
      <mrow>
        <msub>
          <mi>L</mi>
          <mi mathvariant="italic">IC</mi>
        </msub>
        <mo stretchy="false">+</mo>
        <msub>
          <mi>λ</mi>
          <mi mathvariant="italic">BC</mi>
        </msub>
      </mrow>
      <msub>
        <mi>L</mi>
        <mi mathvariant="italic">BC</mi>
      </msub>
    </mrow>
    <annotation encoding="StarMath 5.0">L = %lambda_PDE L_PDE + %lambda_IC L_IC + %lambda_BC L_BC</annotation>
  </semantics>
</math>
</file>

<file path=Object 2/content.xml><?xml version="1.0" encoding="utf-8"?>
<math xmlns="http://www.w3.org/1998/Math/MathML" display="block">
  <semantics>
    <mrow>
      <mi>ψ</mi>
      <mrow>
        <mrow>
          <mo fence="true" form="prefix" stretchy="false">(</mo>
          <mrow>
            <mrow>
              <mi>x</mi>
              <mi>,</mi>
              <mn>0</mn>
            </mrow>
          </mrow>
          <mo fence="true" form="postfix" stretchy="false">)</mo>
        </mrow>
        <mo stretchy="false">=</mo>
        <msup>
          <mrow>
            <mo fence="true" form="prefix" stretchy="false">(</mo>
            <mrow>
              <mfrac>
                <mrow>
                  <mi>m</mi>
                  <mi>ω</mi>
                </mrow>
                <mrow>
                  <mi>π</mi>
                  <mi mathvariant="normal">ℏ</mi>
                </mrow>
              </mfrac>
            </mrow>
            <mo fence="true" form="postfix" stretchy="false">)</mo>
          </mrow>
          <mfrac>
            <mn>1</mn>
            <mn>4</mn>
          </mfrac>
        </msup>
      </mrow>
      <msup>
        <mi>e</mi>
        <mrow>
          <mo stretchy="false">−</mo>
          <mrow>
            <mfrac>
              <mrow>
                <mi>m</mi>
                <mi>ω</mi>
              </mrow>
              <mrow>
                <mn>2</mn>
                <mi mathvariant="normal">ℏ</mi>
              </mrow>
            </mfrac>
            <msup>
              <mi>x</mi>
              <mn>2</mn>
            </msup>
          </mrow>
        </mrow>
      </msup>
    </mrow>
    <annotation encoding="StarMath 5.0">%psi( x, 0) = ( {m%omega} over {%pi hbar} )^{ 1 over 4 } e^{ -{{m%omega} over {2hbar} x^2}}</annotation>
  </semantics>
</math>
</file>

<file path=Object 3/content.xml><?xml version="1.0" encoding="utf-8"?>
<math xmlns="http://www.w3.org/1998/Math/MathML" display="block">
  <semantics>
    <mrow>
      <mrow>
        <msub>
          <mi>E</mi>
          <mi>n</mi>
        </msub>
        <mo stretchy="false">=</mo>
        <mi mathvariant="normal">ℏ</mi>
      </mrow>
      <mi>ω</mi>
      <mrow>
        <mo fence="true" form="prefix" stretchy="false">(</mo>
        <mrow>
          <mrow>
            <mi>n</mi>
            <mo stretchy="false">+</mo>
            <mfrac>
              <mn>1</mn>
              <mn>2</mn>
            </mfrac>
          </mrow>
        </mrow>
        <mo fence="true" form="postfix" stretchy="false">)</mo>
      </mrow>
    </mrow>
    <annotation encoding="StarMath 5.0">E_n = hbar %omega ( n + 1 over 2 )</annotation>
  </semantics>
</math>
</file>

<file path=Object 4/content.xml><?xml version="1.0" encoding="utf-8"?>
<math xmlns="http://www.w3.org/1998/Math/MathML" display="block">
  <semantics>
    <mrow>
      <mi>ψ</mi>
      <mrow>
        <mrow>
          <mo fence="true" form="prefix" stretchy="false">(</mo>
          <mrow>
            <mrow>
              <mi>x</mi>
              <mi>,</mi>
              <mn>0</mn>
            </mrow>
          </mrow>
          <mo fence="true" form="postfix" stretchy="false">)</mo>
        </mrow>
        <mo stretchy="false">=</mo>
        <msup>
          <mrow>
            <mo fence="true" form="prefix" stretchy="false">(</mo>
            <mrow>
              <mfrac>
                <mrow>
                  <mi>m</mi>
                  <mi>ω</mi>
                </mrow>
                <mrow>
                  <mi>π</mi>
                  <mi mathvariant="normal">ℏ</mi>
                </mrow>
              </mfrac>
            </mrow>
            <mo fence="true" form="postfix" stretchy="false">)</mo>
          </mrow>
          <mfrac>
            <mn>1</mn>
            <mn>4</mn>
          </mfrac>
        </msup>
      </mrow>
      <msup>
        <mi>e</mi>
        <mrow>
          <mo stretchy="false">−</mo>
          <mrow>
            <mfrac>
              <mrow>
                <mi>m</mi>
                <mi>ω</mi>
              </mrow>
              <mrow>
                <mn>2</mn>
                <mi mathvariant="normal">ℏ</mi>
              </mrow>
            </mfrac>
            <msup>
              <mi>x</mi>
              <mn>2</mn>
            </msup>
          </mrow>
        </mrow>
      </msup>
    </mrow>
    <annotation encoding="StarMath 5.0">%psi( x, 0) = ( {m%omega} over {%pi hbar} )^{ 1 over 4 } e^{ -{{m%omega} over {2hbar} x^2}}</annotation>
  </semantics>
</math>
</file>

<file path=Object 5/content.xml><?xml version="1.0" encoding="utf-8"?>
<math xmlns="http://www.w3.org/1998/Math/MathML" display="block">
  <semantics>
    <mrow>
      <mrow>
        <mo stretchy="false">∫</mo>
        <msup>
          <mrow>
            <mo fence="true" form="prefix" stretchy="true">|</mo>
            <mrow>
              <mrow>
                <mi>ψ</mi>
                <mrow>
                  <mo fence="true" form="prefix" stretchy="false">(</mo>
                  <mrow>
                    <mrow>
                      <mi>x</mi>
                      <mi>,</mi>
                      <mi>t</mi>
                    </mrow>
                  </mrow>
                  <mo fence="true" form="postfix" stretchy="false">)</mo>
                </mrow>
              </mrow>
            </mrow>
            <mo fence="true" form="postfix" stretchy="true">|</mo>
          </mrow>
          <mn>2</mn>
        </msup>
      </mrow>
      <mrow>
        <mi mathvariant="italic">dx</mi>
        <mo stretchy="false">=</mo>
        <mn>1</mn>
      </mrow>
    </mrow>
    <annotation encoding="StarMath 5.0">int {abs { %psi(x, t) }}^2 dx = 1</annotation>
  </semantics>
</math>
</file>

<file path=Object 6/content.xml><?xml version="1.0" encoding="utf-8"?>
<math xmlns="http://www.w3.org/1998/Math/MathML" display="block">
  <semantics>
    <mrow>
      <mi>i</mi>
      <mi mathvariant="normal">ℏ</mi>
      <mrow>
        <mfrac>
          <mrow>
            <mo stretchy="false">∂</mo>
            <mi>ψ</mi>
          </mrow>
          <mrow>
            <mo stretchy="false">∂</mo>
            <mi>t</mi>
          </mrow>
        </mfrac>
        <mo stretchy="false">=</mo>
        <mfrac>
          <mrow>
            <mo stretchy="false">−</mo>
            <msup>
              <mi mathvariant="normal">ℏ</mi>
              <mn>2</mn>
            </msup>
          </mrow>
          <mrow>
            <mn>2</mn>
            <mi>m</mi>
          </mrow>
        </mfrac>
      </mrow>
      <mrow>
        <mfrac>
          <mrow>
            <msup>
              <mo stretchy="false">∂</mo>
              <mn>2</mn>
            </msup>
            <mi>ψ</mi>
          </mrow>
          <mrow>
            <mo stretchy="false">∂</mo>
            <msup>
              <mi>x</mi>
              <mn>2</mn>
            </msup>
          </mrow>
        </mfrac>
        <mo stretchy="false">+</mo>
        <mfrac>
          <mn>1</mn>
          <mn>2</mn>
        </mfrac>
      </mrow>
      <mi>m</mi>
      <msup>
        <mi>ω</mi>
        <mn>2</mn>
      </msup>
      <msup>
        <mi>x</mi>
        <mn>2</mn>
      </msup>
      <mi>ψ</mi>
      <mrow>
        <mo fence="true" form="prefix" stretchy="false">(</mo>
        <mrow>
          <mrow>
            <mi>x</mi>
            <mi>,</mi>
            <mi>t</mi>
          </mrow>
        </mrow>
        <mo fence="true" form="postfix" stretchy="false">)</mo>
      </mrow>
    </mrow>
    <annotation encoding="StarMath 5.0">i hbar {partial %psi} over { partial t } = { -hbar^2 } over { 2 m } { partial^2 %psi } over { partial x^2 } + 1 over 2 m %omega^2 x^2 %psi( x, t )</annotation>
  </semantics>
</math>
</file>

<file path=Object 7/content.xml><?xml version="1.0" encoding="utf-8"?>
<math xmlns="http://www.w3.org/1998/Math/MathML" display="block">
  <semantics>
    <mrow>
      <mi mathvariant="italic">Residual</mi>
      <mi>,</mi>
      <mrow>
        <mi>R</mi>
        <mo stretchy="false">=</mo>
        <mi>i</mi>
      </mrow>
      <mi mathvariant="normal">ℏ</mi>
      <mrow>
        <mfrac>
          <mrow>
            <mo stretchy="false">∂</mo>
            <mi>ψ</mi>
          </mrow>
          <mrow>
            <mo stretchy="false">∂</mo>
            <mi>t</mi>
          </mrow>
        </mfrac>
        <mo stretchy="false">+</mo>
        <mfrac>
          <msup>
            <mi mathvariant="normal">ℏ</mi>
            <mn>2</mn>
          </msup>
          <mrow>
            <mn>2</mn>
            <mi>m</mi>
          </mrow>
        </mfrac>
      </mrow>
      <mrow>
        <mfrac>
          <mrow>
            <msup>
              <mo stretchy="false">∂</mo>
              <mn>2</mn>
            </msup>
            <mi>ψ</mi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n>2</mn>
        </mfrac>
      </mrow>
      <mi>m</mi>
      <msup>
        <mi>ω</mi>
        <mn>2</mn>
      </msup>
      <msup>
        <mi>x</mi>
        <mn>2</mn>
      </msup>
      <mi>ψ</mi>
      <mrow>
        <mo fence="true" form="prefix" stretchy="false">(</mo>
        <mrow>
          <mrow>
            <mi>x</mi>
            <mi>,</mi>
            <mi>t</mi>
          </mrow>
        </mrow>
        <mo fence="true" form="postfix" stretchy="false">)</mo>
      </mrow>
    </mrow>
    <annotation encoding="StarMath 5.0">Residual, R = i hbar {partial %psi} over { partial t } + { hbar^2 } over { 2 m } { partial^2 %psi } over { partial x^2 } - 1 over 2 m %omega^2 x^2 %psi( x, t )</annotation>
  </semantics>
</math>
</file>

<file path=Object 8/content.xml><?xml version="1.0" encoding="utf-8"?>
<math xmlns="http://www.w3.org/1998/Math/MathML" display="block">
  <semantics>
    <mrow>
      <mrow>
        <msub>
          <mi>L</mi>
          <mi mathvariant="italic">PDE</mi>
        </msub>
        <mo stretchy="false">=</mo>
        <mfrac>
          <mn>1</mn>
          <msub>
            <mi>N</mi>
            <mi mathvariant="italic">PDE</mi>
          </msub>
        </mfrac>
      </mrow>
      <mrow>
        <munderover>
          <mo stretchy="false">∑</mo>
          <mrow>
            <mi>i</mi>
            <mo stretchy="false">=</mo>
            <mn>1</mn>
          </mrow>
          <msub>
            <mi>N</mi>
            <mi mathvariant="italic">PDE</mi>
          </msub>
        </munderover>
        <mrow>
          <mo fence="true" form="prefix" stretchy="false">[</mo>
          <mrow>
            <mrow>
              <msub>
                <mi>R</mi>
                <mi mathvariant="italic">real</mi>
              </msub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sub>
                          <mi>t</mi>
                          <mi>i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b>
                  <mi>R</mi>
                  <mi mathvariant="italic">imag</mi>
                </msub>
              </mrow>
              <msup>
                <mrow>
                  <mo fence="true" form="prefix" stretchy="false">(</mo>
                  <mrow>
                    <mrow>
                      <msub>
                        <mi>x</mi>
                        <mi>i</mi>
                      </msub>
                      <mi>,</mi>
                      <msub>
                        <mi>t</mi>
                        <mi>i</mi>
                      </msub>
                    </mrow>
                  </mrow>
                  <mo fence="true" form="postfix" stretchy="false">)</mo>
                </mrow>
                <mn>2</mn>
              </msup>
            </mrow>
          </mrow>
          <mo fence="true" form="postfix" stretchy="false">]</mo>
        </mrow>
      </mrow>
    </mrow>
    <annotation encoding="StarMath 5.0">L_PDE = 1 over N_PDE sum from{i=1} to{N_PDE} [ R_real (x_i, t_i)^2 + R_imag (x_i, t_i)^2 ]</annotation>
  </semantics>
</math>
</file>

<file path=Object 9/content.xml><?xml version="1.0" encoding="utf-8"?>
<math xmlns="http://www.w3.org/1998/Math/MathML" display="block">
  <semantics>
    <mrow>
      <mrow>
        <msub>
          <mi>L</mi>
          <mi mathvariant="italic">IC</mi>
        </msub>
        <mo stretchy="false">=</mo>
        <mfrac>
          <mn>1</mn>
          <msub>
            <mi>N</mi>
            <mi mathvariant="italic">IC</mi>
          </msub>
        </mfrac>
      </mrow>
      <mrow>
        <munderover>
          <mo stretchy="false">∑</mo>
          <mrow>
            <mi>i</mi>
            <mo stretchy="false">=</mo>
            <mn>1</mn>
          </mrow>
          <msub>
            <mi>N</mi>
            <mi mathvariant="italic">IC</mi>
          </msub>
        </munderover>
        <msup>
          <mrow>
            <mo fence="true" form="prefix" stretchy="false">[</mo>
            <mrow>
              <mrow>
                <msub>
                  <mi>ψ</mi>
                  <mi mathvariant="italic">NN</mi>
                </msub>
                <mrow>
                  <mrow>
                    <mo fence="true" form="prefix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n>0</mn>
                      </mrow>
                    </mrow>
                    <mo fence="true" form="postfix" stretchy="false">)</mo>
                  </mrow>
                  <mo stretchy="false">−</mo>
                  <msub>
                    <mi>ψ</mi>
                    <mi mathvariant="italic">IC</mi>
                  </msub>
                </mrow>
                <mrow>
                  <mo fence="true" form="prefix" stretchy="false">(</mo>
                  <mrow>
                    <msub>
                      <mi>x</mi>
                      <mi>i</mi>
                    </msub>
                  </mrow>
                  <mo fence="true" form="postfix" stretchy="false">)</mo>
                </mrow>
              </mrow>
            </mrow>
            <mo fence="true" form="postfix" stretchy="false">]</mo>
          </mrow>
          <mn>2</mn>
        </msup>
      </mrow>
    </mrow>
    <annotation encoding="StarMath 5.0">L_IC = 1 over N_IC sum from { i=1 } to { N_IC } [ %psi_NN (x_i, 0) - %psi_IC (x_i) ]^2</annotation>
  </semantics>
</math>
</file>